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26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25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8">else if - Se não, se</text:p>
      <text:p text:style-name="P29">switch( ) - <text:span text:style-name="T22">Testar</text:span></text:p>
      <text:p text:style-name="P30">case - Caso resulte</text:p>
      <text:p text:style-name="P30"><text:soft-page-break/>default - Padrão</text:p>
      <text:p text:style-name="P29">break - <text:span text:style-name="T22">Encerra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09T07:49:02.171366228</dc:date>
    <meta:editing-duration>PT7H18M13S</meta:editing-duration>
    <meta:editing-cycles>19</meta:editing-cycles>
    <meta:generator>LibreOffice/7.3.5.2$Linux_X86_64 LibreOffice_project/30$Build-2</meta:generator>
    <meta:document-statistic meta:table-count="0" meta:image-count="0" meta:object-count="0" meta:page-count="3" meta:paragraph-count="46" meta:word-count="356" meta:character-count="2037" meta:non-whitespace-character-count="1709"/>
  </office:meta>
</office:document-meta>
</file>